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6" style:family="table-row">
      <style:table-row-properties style:min-row-height="0.2896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09c3ba" officeooo:paragraph-rsid="0009c3ba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language="el" fo:country="GR" fo:font-weight="bold" officeooo:rsid="00084ceb" officeooo:paragraph-rsid="00084ceb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language="el" fo:country="GR" fo:font-weight="bold" officeooo:rsid="00084ceb" officeooo:paragraph-rsid="000b73e7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language="el" fo:country="GR" fo:font-weight="bold" officeooo:rsid="000c8f9d" officeooo:paragraph-rsid="000c8f9d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language="el" fo:country="GR" fo:font-weight="bold" officeooo:rsid="000f6a6f" officeooo:paragraph-rsid="000f6a6f" style:font-size-asian="13.1000003814697pt" style:font-weight-asian="bold" style:font-size-complex="15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5pt" style:font-size-asian="13.1000003814697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font-size="15pt" officeooo:paragraph-rsid="000b73e7" style:font-size-asian="13.1000003814697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font-size="15pt" officeooo:paragraph-rsid="000c8f9d" style:font-size-asian="13.1000003814697pt" style:font-size-complex="15pt"/>
    </style:style>
    <style:style style:name="P10" style:family="paragraph" style:parent-style-name="Table_20_Contents">
      <style:paragraph-properties fo:text-align="center" style:justify-single-word="false"/>
      <style:text-properties fo:font-size="15pt" officeooo:rsid="000b73e7" officeooo:paragraph-rsid="000b73e7" style:font-size-asian="13.1000003814697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fo:font-size="15pt" officeooo:rsid="000b73e7" officeooo:paragraph-rsid="000c8f9d" style:font-size-asian="13.1000003814697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color="#ce181e" fo:font-size="15pt" officeooo:paragraph-rsid="000c8f9d" style:font-size-asian="13.1000003814697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fo:font-size="15pt" officeooo:paragraph-rsid="000b73e7" style:font-size-asian="13.1000003814697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fo:font-size="15pt" officeooo:rsid="001338fb" officeooo:paragraph-rsid="001338fb" style:font-size-asian="13.1000003814697pt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fo:font-size="15pt" officeooo:rsid="0014c48e" officeooo:paragraph-rsid="0014c48e" style:font-size-asian="13.1000003814697pt" style:font-size-complex="15pt"/>
    </style:style>
    <style:style style:name="T1" style:family="text">
      <style:text-properties officeooo:rsid="000c8f9d"/>
    </style:style>
    <style:style style:name="T2" style:family="text">
      <style:text-properties officeooo:rsid="0014c4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Τζόγκα Κώστας 1115201600171</text:p>
      <text:p text:style-name="P1">Βαγγέλης Νάζαρης 1115201600114</text:p>
      <text:p text:style-name="P1"/>
      <text:p text:style-name="P1"/>
      <text:p text:style-name="P2">Clustering</text:p>
      <text:p text:style-name="P2"/>
      <text:p text:style-name="P3">4 Εποχές </text:p>
      <text:p text:style-name="P3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0">new representation</text:p>
          </table:table-cell>
          <table:table-cell table:style-name="Table1.A1" office:value-type="string">
            <text:p text:style-name="P10">Silhouette</text:p>
          </table:table-cell>
          <table:table-cell table:style-name="Table1.C1" office:value-type="string">
            <text:p text:style-name="P10">time</text:p>
          </table:table-cell>
        </table:table-row>
        <table:table-row>
          <table:table-cell table:style-name="Table1.A2" office:value-type="string">
            <text:p text:style-name="P10">Cluster.1</text:p>
          </table:table-cell>
          <table:table-cell table:style-name="Table1.A2" office:value-type="string">
            <text:p text:style-name="P7">0.622834 <text:s/>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0">Cluster.2</text:p>
          </table:table-cell>
          <table:table-cell table:style-name="Table1.A2" office:value-type="string">
            <text:p text:style-name="P8"><text:s/>0.285999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0">Cluster.3</text:p>
          </table:table-cell>
          <table:table-cell table:style-name="Table1.A2" office:value-type="string">
            <text:p text:style-name="P8"><text:s/>0.294095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0">Cluster4</text:p>
          </table:table-cell>
          <table:table-cell table:style-name="Table1.A2" office:value-type="string">
            <text:p text:style-name="P8">0.335154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4">Alg:222</text:p>
          </table:table-cell>
          <table:table-cell table:style-name="Table1.A2" office:value-type="string">
            <text:p text:style-name="P8">0.38452</text:p>
          </table:table-cell>
          <table:table-cell table:style-name="Table1.C2" office:value-type="string">
            <text:p text:style-name="P7">0.115079</text:p>
          </table:table-cell>
        </table:table-row>
      </table:table>
      <text:p text:style-name="P3"/>
      <text:p text:style-name="P4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0">nn representation</text:p>
          </table:table-cell>
          <table:table-cell table:style-name="Table2.A1" office:value-type="string">
            <text:p text:style-name="P10">Silhouette</text:p>
          </table:table-cell>
          <table:table-cell table:style-name="Table2.C1" office:value-type="string">
            <text:p text:style-name="P10">time</text:p>
          </table:table-cell>
        </table:table-row>
        <table:table-row>
          <table:table-cell table:style-name="Table2.A2" office:value-type="string">
            <text:p text:style-name="P10">Cluster.1</text:p>
          </table:table-cell>
          <table:table-cell table:style-name="Table2.A2" office:value-type="string">
            <text:p text:style-name="P8">0.235934 </text:p>
          </table:table-cell>
          <table:table-cell table:style-name="Table2.C2" office:value-type="string">
            <text:p text:style-name="P12"><text:s text:c="2"/></text:p>
          </table:table-cell>
        </table:table-row>
        <table:table-row>
          <table:table-cell table:style-name="Table2.A2" office:value-type="string">
            <text:p text:style-name="P10">Cluster.2</text:p>
          </table:table-cell>
          <table:table-cell table:style-name="Table2.A2" office:value-type="string">
            <text:p text:style-name="P8">0.269775</text:p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0">Cluster.3</text:p>
          </table:table-cell>
          <table:table-cell table:style-name="Table2.A2" office:value-type="string">
            <text:p text:style-name="P8">0.303483</text:p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0">Cluster4</text:p>
          </table:table-cell>
          <table:table-cell table:style-name="Table2.A2" office:value-type="string">
            <text:p text:style-name="P8">0.345799</text:p>
          </table:table-cell>
          <table:table-cell table:style-name="Table2.C2" office:value-type="string">
            <text:p text:style-name="P8"/>
          </table:table-cell>
        </table:table-row>
        <table:table-row table:style-name="Table2.6">
          <table:table-cell table:style-name="Table2.A2" office:value-type="string">
            <text:p text:style-name="P14">Alg:212</text:p>
          </table:table-cell>
          <table:table-cell table:style-name="Table2.A2" office:value-type="string">
            <text:p text:style-name="P8">0.288748</text:p>
          </table:table-cell>
          <table:table-cell table:style-name="Table2.C2" office:value-type="string">
            <text:p text:style-name="P8">0.49559</text:p>
          </table:table-cell>
        </table:table-row>
      </table:table>
      <text:p text:style-name="P4"/>
      <text:p text:style-name="P5">12 Μήνες </text:p>
      <text:p text:style-name="P5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1">new representation</text:p>
          </table:table-cell>
          <table:table-cell table:style-name="Table3.A1" office:value-type="string">
            <text:p text:style-name="P11">Silhouette</text:p>
          </table:table-cell>
          <table:table-cell table:style-name="Table3.C1" office:value-type="string">
            <text:p text:style-name="P11">time</text:p>
          </table:table-cell>
        </table:table-row>
        <table:table-row>
          <table:table-cell table:style-name="Table3.A2" office:value-type="string">
            <text:p text:style-name="P11">Cluster.1</text:p>
          </table:table-cell>
          <table:table-cell table:style-name="Table3.A2" office:value-type="string">
            <text:p text:style-name="P7">0.155711</text:p>
          </table:table-cell>
          <table:table-cell table:style-name="Table3.C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11">Cluster.<text:span text:style-name="T1">2</text:span></text:p>
          </table:table-cell>
          <table:table-cell table:style-name="Table3.A2" office:value-type="string">
            <text:p text:style-name="P7">0.11923</text:p>
          </table:table-cell>
          <table:table-cell table:style-name="Table3.C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11">Cluster.<text:span text:style-name="T1">3</text:span></text:p>
          </table:table-cell>
          <table:table-cell table:style-name="Table3.A2" office:value-type="string">
            <text:p text:style-name="P7">0.63223</text:p>
          </table:table-cell>
          <table:table-cell table:style-name="Table3.C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11">Cluster.<text:span text:style-name="T1">4</text:span></text:p>
          </table:table-cell>
          <table:table-cell table:style-name="Table3.A2" office:value-type="string">
            <text:p text:style-name="P7">0.110741</text:p>
          </table:table-cell>
          <table:table-cell table:style-name="Table3.C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11">Cluster.<text:span text:style-name="T1">5</text:span></text:p>
          </table:table-cell>
          <table:table-cell table:style-name="Table3.A2" office:value-type="string">
            <text:p text:style-name="P7">0.209358</text:p>
          </table:table-cell>
          <table:table-cell table:style-name="Table3.C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11">Cluster.<text:span text:style-name="T1">6</text:span></text:p>
          </table:table-cell>
          <table:table-cell table:style-name="Table3.A2" office:value-type="string">
            <text:p text:style-name="P7">0.152479</text:p>
          </table:table-cell>
          <table:table-cell table:style-name="Table3.C2" office:value-type="string">
            <text:p text:style-name="P7"/>
          </table:table-cell>
        </table:table-row>
        <text:soft-page-break/>
        <table:table-row>
          <table:table-cell table:style-name="Table3.A2" office:value-type="string">
            <text:p text:style-name="P11">Cluster.<text:span text:style-name="T1">7</text:span></text:p>
          </table:table-cell>
          <table:table-cell table:style-name="Table3.A2" office:value-type="string">
            <text:p text:style-name="P7">0.359282</text:p>
          </table:table-cell>
          <table:table-cell table:style-name="Table3.C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11">Cluster.<text:span text:style-name="T1">8</text:span></text:p>
          </table:table-cell>
          <table:table-cell table:style-name="Table3.A2" office:value-type="string">
            <text:p text:style-name="P7">0.281857</text:p>
          </table:table-cell>
          <table:table-cell table:style-name="Table3.C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11">Cluster.<text:span text:style-name="T1">9</text:span></text:p>
          </table:table-cell>
          <table:table-cell table:style-name="Table3.A2" office:value-type="string">
            <text:p text:style-name="P7">0.179881</text:p>
          </table:table-cell>
          <table:table-cell table:style-name="Table3.C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11">Cluster.<text:span text:style-name="T1">10</text:span></text:p>
          </table:table-cell>
          <table:table-cell table:style-name="Table3.A2" office:value-type="string">
            <text:p text:style-name="P7"><text:s/>0.155567</text:p>
          </table:table-cell>
          <table:table-cell table:style-name="Table3.C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11">Cluster.1<text:span text:style-name="T1">1</text:span></text:p>
          </table:table-cell>
          <table:table-cell table:style-name="Table3.A2" office:value-type="string">
            <text:p text:style-name="P7"><text:s/>0.242986</text:p>
          </table:table-cell>
          <table:table-cell table:style-name="Table3.C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11">Cluster.1<text:span text:style-name="T1">2</text:span></text:p>
          </table:table-cell>
          <table:table-cell table:style-name="Table3.A2" office:value-type="string">
            <text:p text:style-name="P7">0.151214</text:p>
          </table:table-cell>
          <table:table-cell table:style-name="Table3.C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15">Alg:221</text:p>
          </table:table-cell>
          <table:table-cell table:style-name="Table3.A2" office:value-type="string">
            <text:p text:style-name="P7">0.229211</text:p>
          </table:table-cell>
          <table:table-cell table:style-name="Table3.C2" office:value-type="string">
            <text:p text:style-name="P7">26.7976</text:p>
          </table:table-cell>
        </table:table-row>
      </table:table>
      <text:p text:style-name="P5"/>
      <text:p text:style-name="P5"/>
      <text:p text:style-name="P5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1">n<text:span text:style-name="T2">n</text:span> representation</text:p>
          </table:table-cell>
          <table:table-cell table:style-name="Table4.A1" office:value-type="string">
            <text:p text:style-name="P11">Silhouette</text:p>
          </table:table-cell>
          <table:table-cell table:style-name="Table4.C1" office:value-type="string">
            <text:p text:style-name="P11">time</text:p>
          </table:table-cell>
        </table:table-row>
        <table:table-row>
          <table:table-cell table:style-name="Table4.A2" office:value-type="string">
            <text:p text:style-name="P11">Cluster.1</text:p>
          </table:table-cell>
          <table:table-cell table:style-name="Table4.A2" office:value-type="string">
            <text:p text:style-name="P9">0.235794</text:p>
          </table:table-cell>
          <table:table-cell table:style-name="Table4.C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11">Cluster.<text:span text:style-name="T1">2</text:span></text:p>
          </table:table-cell>
          <table:table-cell table:style-name="Table4.A2" office:value-type="string">
            <text:p text:style-name="P9">0.245622</text:p>
          </table:table-cell>
          <table:table-cell table:style-name="Table4.C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11">Cluster.<text:span text:style-name="T1">3</text:span></text:p>
          </table:table-cell>
          <table:table-cell table:style-name="Table4.A2" office:value-type="string">
            <text:p text:style-name="P9">0.279508</text:p>
          </table:table-cell>
          <table:table-cell table:style-name="Table4.C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11">Cluster.<text:span text:style-name="T1">4</text:span></text:p>
          </table:table-cell>
          <table:table-cell table:style-name="Table4.A2" office:value-type="string">
            <text:p text:style-name="P9">0.301974</text:p>
          </table:table-cell>
          <table:table-cell table:style-name="Table4.C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11">Cluster.<text:span text:style-name="T1">5</text:span></text:p>
          </table:table-cell>
          <table:table-cell table:style-name="Table4.A2" office:value-type="string">
            <text:p text:style-name="P9">0.189497</text:p>
          </table:table-cell>
          <table:table-cell table:style-name="Table4.C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11">Cluster.<text:span text:style-name="T1">6</text:span></text:p>
          </table:table-cell>
          <table:table-cell table:style-name="Table4.A2" office:value-type="string">
            <text:p text:style-name="P9">0.16711</text:p>
          </table:table-cell>
          <table:table-cell table:style-name="Table4.C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11">Cluster.<text:span text:style-name="T1">7</text:span></text:p>
          </table:table-cell>
          <table:table-cell table:style-name="Table4.A2" office:value-type="string">
            <text:p text:style-name="P9">0.21669</text:p>
          </table:table-cell>
          <table:table-cell table:style-name="Table4.C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11">Cluster.<text:span text:style-name="T1">8</text:span></text:p>
          </table:table-cell>
          <table:table-cell table:style-name="Table4.A2" office:value-type="string">
            <text:p text:style-name="P9">0.145469</text:p>
          </table:table-cell>
          <table:table-cell table:style-name="Table4.C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11">Cluster.<text:span text:style-name="T1">9</text:span></text:p>
          </table:table-cell>
          <table:table-cell table:style-name="Table4.A2" office:value-type="string">
            <text:p text:style-name="P9">0.179572</text:p>
          </table:table-cell>
          <table:table-cell table:style-name="Table4.C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11">Cluster.<text:span text:style-name="T1">10</text:span></text:p>
          </table:table-cell>
          <table:table-cell table:style-name="Table4.A2" office:value-type="string">
            <text:p text:style-name="P9"><text:s/>0.223705</text:p>
          </table:table-cell>
          <table:table-cell table:style-name="Table4.C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11">Cluster.1<text:span text:style-name="T1">1</text:span></text:p>
          </table:table-cell>
          <table:table-cell table:style-name="Table4.A2" office:value-type="string">
            <text:p text:style-name="P9"><text:s/>0.154374</text:p>
          </table:table-cell>
          <table:table-cell table:style-name="Table4.C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11">Cluster.1<text:span text:style-name="T1">2</text:span></text:p>
          </table:table-cell>
          <table:table-cell table:style-name="Table4.A2" office:value-type="string">
            <text:p text:style-name="P9">0.231515</text:p>
          </table:table-cell>
          <table:table-cell table:style-name="Table4.C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15">Alg:222</text:p>
          </table:table-cell>
          <table:table-cell table:style-name="Table4.A2" office:value-type="string">
            <text:p text:style-name="P9">0.214236</text:p>
          </table:table-cell>
          <table:table-cell table:style-name="Table4.C2" office:value-type="string">
            <text:p text:style-name="P9">1.6526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15:30:49.517293754</meta:creation-date>
    <meta:generator>LibreOffice/6.0.7.3$Linux_X86_64 LibreOffice_project/00m0$Build-3</meta:generator>
    <dc:date>2020-01-11T18:21:13.439028426</dc:date>
    <meta:editing-duration>PT31M46S</meta:editing-duration>
    <meta:editing-cycles>7</meta:editing-cycles>
    <meta:document-statistic meta:table-count="4" meta:image-count="0" meta:object-count="0" meta:page-count="2" meta:paragraph-count="94" meta:word-count="103" meta:character-count="853" meta:non-whitespace-character-count="830"/>
  </office:meta>
</office:document-meta>
</file>